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Tabela ASCII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úmero</text:p>
          </table:table-cell>
          <table:table-cell office:value-type="string">
            <text:p>Bit 0</text:p>
          </table:table-cell>
          <table:table-cell office:value-type="string">
            <text:p>Bit 1</text:p>
          </table:table-cell>
          <table:table-cell office:value-type="string">
            <text:p>Bit 2</text:p>
          </table:table-cell>
          <table:table-cell office:value-type="string">
            <text:p>Bit 3</text:p>
          </table:table-cell>
          <table:table-cell office:value-type="string">
            <text:p>Bit 4</text:p>
          </table:table-cell>
          <table:table-cell office:value-type="string">
            <text:p>Bit 5</text:p>
          </table:table-cell>
          <table:table-cell office:value-type="string">
            <text:p>Bit 6</text:p>
          </table:table-cell>
          <table:table-cell office:value-type="string">
            <text:p>Bit 7</text:p>
          </table:table-cell>
          <table:table-cell office:value-type="string">
            <text:p>Char</text:p>
          </table:table-cell>
          <table:table-cell office:value-type="string">
            <text:p>Observações</text:p>
          </table:table-cell>
        </table:table-row>
        <table:table-row>
          <table:table-cell office:value="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\0</text:p>
          </table:table-cell>
          <table:table-cell office:value-type="string">
            <text:p>byte nulo</text:p>
          </table:table-cell>
        </table:table-row>
        <table:table-row>
          <table:table-cell office:value="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\a</text:p>
          </table:table-cell>
          <table:table-cell office:value-type="string">
            <text:p>apito</text:p>
          </table:table-cell>
        </table:table-row>
        <table:table-row>
          <table:table-cell office:value="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\b</text:p>
          </table:table-cell>
          <table:table-cell office:value-type="string">
            <text:p>backspace</text:p>
          </table:table-cell>
        </table:table-row>
        <table:table-row>
          <table:table-cell office:value="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\t</text:p>
          </table:table-cell>
          <table:table-cell office:value-type="string">
            <text:p>tabulação</text:p>
          </table:table-cell>
        </table:table-row>
        <table:table-row>
          <table:table-cell office:value="1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\n</text:p>
          </table:table-cell>
          <table:table-cell office:value-type="string">
            <text:p>fim da linha</text:p>
          </table:table-cell>
        </table:table-row>
        <table:table-row>
          <table:table-cell office:value="1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\v</text:p>
          </table:table-cell>
          <table:table-cell office:value-type="string">
            <text:p>tabulação vertical</text:p>
          </table:table-cell>
        </table:table-row>
        <table:table-row>
          <table:table-cell office:value="1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\f</text:p>
          </table:table-cell>
          <table:table-cell office:value-type="string">
            <text:p>fim de página</text:p>
          </table:table-cell>
        </table:table-row>
        <table:table-row>
          <table:table-cell office:value="1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\r</text:p>
          </table:table-cell>
          <table:table-cell office:value-type="string">
            <text:p>carriage return</text:p>
          </table:table-cell>
        </table:table-row>
        <table:table-row>
          <table:table-cell office:value="1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1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1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1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1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1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2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3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3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  <table:table-cell office:value-type="string">
            <text:p>não usamos</text:p>
          </table:table-cell>
        </table:table-row>
        <table:table-row>
          <table:table-cell office:value="3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  <table:table-cell office:value-type="string">
            <text:p>espaço</text:p>
          </table:table-cell>
        </table:table-row>
        <table:table-row>
          <table:table-cell office:value="3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!</text:p>
          </table:table-cell>
          <table:table-cell office:value-type="string">
            <text:p>exclamação</text:p>
          </table:table-cell>
        </table:table-row>
        <table:table-row>
          <table:table-cell office:value="3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</text:p>
          </table:table-cell>
          <table:table-cell office:value-type="string">
            <text:p>aspas</text:p>
          </table:table-cell>
        </table:table-row>
        <table:table-row>
          <table:table-cell office:value="3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office:value-type="string">
            <text:p>cerquilha</text:p>
          </table:table-cell>
        </table:table-row>
        <table:table-row>
          <table:table-cell office:value="3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$</text:p>
          </table:table-cell>
          <table:table-cell office:value-type="string">
            <text:p>cifrão</text:p>
          </table:table-cell>
        </table:table-row>
        <table:table-row>
          <table:table-cell office:value="3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%</text:p>
          </table:table-cell>
          <table:table-cell office:value-type="string">
            <text:p>percentagem</text:p>
          </table:table-cell>
        </table:table-row>
        <table:table-row>
          <table:table-cell office:value="3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&amp;</text:p>
          </table:table-cell>
          <table:table-cell office:value-type="string">
            <text:p>ampersand</text:p>
          </table:table-cell>
        </table:table-row>
        <table:table-row>
          <table:table-cell office:value="3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'</text:p>
          </table:table-cell>
          <table:table-cell office:value-type="string">
            <text:p>apóstrofe</text:p>
          </table:table-cell>
        </table:table-row>
        <table:table-row>
          <table:table-cell office:value="4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(</text:p>
          </table:table-cell>
          <table:table-cell office:value-type="string">
            <text:p>abre parênteses</text:p>
          </table:table-cell>
        </table:table-row>
        <table:table-row>
          <table:table-cell office:value="4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)</text:p>
          </table:table-cell>
          <table:table-cell office:value-type="string">
            <text:p>fecha parênteses</text:p>
          </table:table-cell>
        </table:table-row>
        <table:table-row>
          <table:table-cell office:value="4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*</text:p>
          </table:table-cell>
          <table:table-cell office:value-type="string">
            <text:p>asterisco</text:p>
          </table:table-cell>
        </table:table-row>
        <table:table-row>
          <table:table-cell office:value="4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+</text:p>
          </table:table-cell>
          <table:table-cell office:value-type="string">
            <text:p>adição</text:p>
          </table:table-cell>
        </table:table-row>
        <table:table-row>
          <table:table-cell office:value="4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,</text:p>
          </table:table-cell>
          <table:table-cell office:value-type="string">
            <text:p>vírgula</text:p>
          </table:table-cell>
        </table:table-row>
        <table:table-row>
          <table:table-cell office:value="4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hífen</text:p>
          </table:table-cell>
        </table:table-row>
        <table:table-row>
          <table:table-cell office:value="4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.</text:p>
          </table:table-cell>
          <table:table-cell office:value-type="string">
            <text:p>ponto</text:p>
          </table:table-cell>
        </table:table-row>
        <table:table-row>
          <table:table-cell office:value="4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/</text:p>
          </table:table-cell>
          <table:table-cell office:value-type="string">
            <text:p>barra</text:p>
          </table:table-cell>
        </table:table-row>
        <table:table-row>
          <table:table-cell office:value="4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 </text:p>
          </table:table-cell>
        </table:table-row>
        <table:table-row>
          <table:table-cell office:value="4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 </text:p>
          </table:table-cell>
        </table:table-row>
        <table:table-row>
          <table:table-cell office:value="5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 </text:p>
          </table:table-cell>
        </table:table-row>
        <table:table-row>
          <table:table-cell office:value="5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 </text:p>
          </table:table-cell>
        </table:table-row>
        <table:table-row>
          <table:table-cell office:value="5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 </text:p>
          </table:table-cell>
        </table:table-row>
        <table:table-row>
          <table:table-cell office:value="5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 </text:p>
          </table:table-cell>
        </table:table-row>
        <table:table-row>
          <table:table-cell office:value="54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 </text:p>
          </table:table-cell>
        </table:table-row>
        <table:table-row>
          <table:table-cell office:value="55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 </text:p>
          </table:table-cell>
        </table:table-row>
        <table:table-row>
          <table:table-cell office:value="56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 </text:p>
          </table:table-cell>
        </table:table-row>
        <table:table-row>
          <table:table-cell office:value="57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 </text:p>
          </table:table-cell>
        </table:table-row>
        <table:table-row>
          <table:table-cell office:value="58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:</text:p>
          </table:table-cell>
          <table:table-cell office:value-type="string">
            <text:p>dois pontos</text:p>
          </table:table-cell>
        </table:table-row>
        <table:table-row>
          <table:table-cell office:value="59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;</text:p>
          </table:table-cell>
          <table:table-cell office:value-type="string">
            <text:p>ponto e vírgula</text:p>
          </table:table-cell>
        </table:table-row>
        <table:table-row>
          <table:table-cell office:value="60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&lt;</text:p>
          </table:table-cell>
          <table:table-cell office:value-type="string">
            <text:p>menor</text:p>
          </table:table-cell>
        </table:table-row>
        <table:table-row>
          <table:table-cell office:value="61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=</text:p>
          </table:table-cell>
          <table:table-cell office:value-type="string">
            <text:p>igual</text:p>
          </table:table-cell>
        </table:table-row>
        <table:table-row>
          <table:table-cell office:value="62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&gt;</text:p>
          </table:table-cell>
          <table:table-cell office:value-type="string">
            <text:p>maior</text:p>
          </table:table-cell>
        </table:table-row>
        <table:table-row>
          <table:table-cell office:value="63" office:value-type="float"/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 office:value-type="string">
            <text:p>interrogação</text:p>
          </table:table-cell>
        </table:table-row>
        <table:table-row>
          <table:table-cell office:value="6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@</text:p>
          </table:table-cell>
          <table:table-cell office:value-type="string">
            <text:p>arroba</text:p>
          </table:table-cell>
        </table:table-row>
        <table:table-row>
          <table:table-cell office:value="6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office:value-type="string">
            <text:p> </text:p>
          </table:table-cell>
        </table:table-row>
        <table:table-row>
          <table:table-cell office:value="6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office:value-type="string">
            <text:p> </text:p>
          </table:table-cell>
        </table:table-row>
        <table:table-row>
          <table:table-cell office:value="6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 </text:p>
          </table:table-cell>
        </table:table-row>
        <table:table-row>
          <table:table-cell office:value="6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 </text:p>
          </table:table-cell>
        </table:table-row>
        <table:table-row>
          <table:table-cell office:value="6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 </text:p>
          </table:table-cell>
        </table:table-row>
        <table:table-row>
          <table:table-cell office:value="7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office:value-type="string">
            <text:p> </text:p>
          </table:table-cell>
        </table:table-row>
        <table:table-row>
          <table:table-cell office:value="7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 </text:p>
          </table:table-cell>
        </table:table-row>
        <table:table-row>
          <table:table-cell office:value="7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H</text:p>
          </table:table-cell>
          <table:table-cell office:value-type="string">
            <text:p> </text:p>
          </table:table-cell>
        </table:table-row>
        <table:table-row>
          <table:table-cell office:value="7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I</text:p>
          </table:table-cell>
          <table:table-cell office:value-type="string">
            <text:p> </text:p>
          </table:table-cell>
        </table:table-row>
        <table:table-row>
          <table:table-cell office:value="7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J</text:p>
          </table:table-cell>
          <table:table-cell office:value-type="string">
            <text:p> </text:p>
          </table:table-cell>
        </table:table-row>
        <table:table-row>
          <table:table-cell office:value="7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K</text:p>
          </table:table-cell>
          <table:table-cell office:value-type="string">
            <text:p> </text:p>
          </table:table-cell>
        </table:table-row>
        <table:table-row>
          <table:table-cell office:value="7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L</text:p>
          </table:table-cell>
          <table:table-cell office:value-type="string">
            <text:p> </text:p>
          </table:table-cell>
        </table:table-row>
        <table:table-row>
          <table:table-cell office:value="7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</text:p>
          </table:table-cell>
          <table:table-cell office:value-type="string">
            <text:p> </text:p>
          </table:table-cell>
        </table:table-row>
        <table:table-row>
          <table:table-cell office:value="7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</text:p>
          </table:table-cell>
          <table:table-cell office:value-type="string">
            <text:p> </text:p>
          </table:table-cell>
        </table:table-row>
        <table:table-row>
          <table:table-cell office:value="7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O</text:p>
          </table:table-cell>
          <table:table-cell office:value-type="string">
            <text:p> </text:p>
          </table:table-cell>
        </table:table-row>
        <table:table-row>
          <table:table-cell office:value="8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P</text:p>
          </table:table-cell>
          <table:table-cell office:value-type="string">
            <text:p> </text:p>
          </table:table-cell>
        </table:table-row>
        <table:table-row>
          <table:table-cell office:value="8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Q</text:p>
          </table:table-cell>
          <table:table-cell office:value-type="string">
            <text:p> </text:p>
          </table:table-cell>
        </table:table-row>
        <table:table-row>
          <table:table-cell office:value="8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R</text:p>
          </table:table-cell>
          <table:table-cell office:value-type="string">
            <text:p> </text:p>
          </table:table-cell>
        </table:table-row>
        <table:table-row>
          <table:table-cell office:value="8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 </text:p>
          </table:table-cell>
        </table:table-row>
        <table:table-row>
          <table:table-cell office:value="8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</text:p>
          </table:table-cell>
          <table:table-cell office:value-type="string">
            <text:p> </text:p>
          </table:table-cell>
        </table:table-row>
        <table:table-row>
          <table:table-cell office:value="8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U</text:p>
          </table:table-cell>
          <table:table-cell office:value-type="string">
            <text:p> </text:p>
          </table:table-cell>
        </table:table-row>
        <table:table-row>
          <table:table-cell office:value="8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</text:p>
          </table:table-cell>
          <table:table-cell office:value-type="string">
            <text:p> </text:p>
          </table:table-cell>
        </table:table-row>
        <table:table-row>
          <table:table-cell office:value="8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W</text:p>
          </table:table-cell>
          <table:table-cell office:value-type="string">
            <text:p> </text:p>
          </table:table-cell>
        </table:table-row>
        <table:table-row>
          <table:table-cell office:value="8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 </text:p>
          </table:table-cell>
        </table:table-row>
        <table:table-row>
          <table:table-cell office:value="8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Y</text:p>
          </table:table-cell>
          <table:table-cell office:value-type="string">
            <text:p> </text:p>
          </table:table-cell>
        </table:table-row>
        <table:table-row>
          <table:table-cell office:value="9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Z</text:p>
          </table:table-cell>
          <table:table-cell office:value-type="string">
            <text:p> </text:p>
          </table:table-cell>
        </table:table-row>
        <table:table-row>
          <table:table-cell office:value="9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[</text:p>
          </table:table-cell>
          <table:table-cell office:value-type="string">
            <text:p>abre colchete</text:p>
          </table:table-cell>
        </table:table-row>
        <table:table-row>
          <table:table-cell office:value="9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\</text:p>
          </table:table-cell>
          <table:table-cell office:value-type="string">
            <text:p>contra barra</text:p>
          </table:table-cell>
        </table:table-row>
        <table:table-row>
          <table:table-cell office:value="9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]</text:p>
          </table:table-cell>
          <table:table-cell office:value-type="string">
            <text:p>fecha colchete</text:p>
          </table:table-cell>
        </table:table-row>
        <table:table-row>
          <table:table-cell office:value="9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^</text:p>
          </table:table-cell>
          <table:table-cell office:value-type="string">
            <text:p>circunflexo</text:p>
          </table:table-cell>
        </table:table-row>
        <table:table-row>
          <table:table-cell office:value="9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_</text:p>
          </table:table-cell>
          <table:table-cell office:value-type="string">
            <text:p>underscore</text:p>
          </table:table-cell>
        </table:table-row>
        <table:table-row>
          <table:table-cell office:value="9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`</text:p>
          </table:table-cell>
          <table:table-cell office:value-type="string">
            <text:p>apóstrofe esquerda</text:p>
          </table:table-cell>
        </table:table-row>
        <table:table-row>
          <table:table-cell office:value="9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office:value-type="string">
            <text:p> </text:p>
          </table:table-cell>
        </table:table-row>
        <table:table-row>
          <table:table-cell office:value="9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office:value-type="string">
            <text:p> </text:p>
          </table:table-cell>
        </table:table-row>
        <table:table-row>
          <table:table-cell office:value="9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office:value-type="string">
            <text:p> </text:p>
          </table:table-cell>
        </table:table-row>
        <table:table-row>
          <table:table-cell office:value="10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 </text:p>
          </table:table-cell>
        </table:table-row>
        <table:table-row>
          <table:table-cell office:value="10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 </text:p>
          </table:table-cell>
        </table:table-row>
        <table:table-row>
          <table:table-cell office:value="10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office:value-type="string">
            <text:p> </text:p>
          </table:table-cell>
        </table:table-row>
        <table:table-row>
          <table:table-cell office:value="10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 </text:p>
          </table:table-cell>
        </table:table-row>
        <table:table-row>
          <table:table-cell office:value="10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h</text:p>
          </table:table-cell>
          <table:table-cell office:value-type="string">
            <text:p> </text:p>
          </table:table-cell>
        </table:table-row>
        <table:table-row>
          <table:table-cell office:value="10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i</text:p>
          </table:table-cell>
          <table:table-cell office:value-type="string">
            <text:p> </text:p>
          </table:table-cell>
        </table:table-row>
        <table:table-row>
          <table:table-cell office:value="10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j</text:p>
          </table:table-cell>
          <table:table-cell office:value-type="string">
            <text:p> </text:p>
          </table:table-cell>
        </table:table-row>
        <table:table-row>
          <table:table-cell office:value="10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k</text:p>
          </table:table-cell>
          <table:table-cell office:value-type="string">
            <text:p> </text:p>
          </table:table-cell>
        </table:table-row>
        <table:table-row>
          <table:table-cell office:value="10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l</text:p>
          </table:table-cell>
          <table:table-cell office:value-type="string">
            <text:p> </text:p>
          </table:table-cell>
        </table:table-row>
        <table:table-row>
          <table:table-cell office:value="10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</text:p>
          </table:table-cell>
          <table:table-cell office:value-type="string">
            <text:p> </text:p>
          </table:table-cell>
        </table:table-row>
        <table:table-row>
          <table:table-cell office:value="11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n</text:p>
          </table:table-cell>
          <table:table-cell office:value-type="string">
            <text:p> </text:p>
          </table:table-cell>
        </table:table-row>
        <table:table-row>
          <table:table-cell office:value="11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o</text:p>
          </table:table-cell>
          <table:table-cell office:value-type="string">
            <text:p> </text:p>
          </table:table-cell>
        </table:table-row>
        <table:table-row>
          <table:table-cell office:value="11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p</text:p>
          </table:table-cell>
          <table:table-cell office:value-type="string">
            <text:p> </text:p>
          </table:table-cell>
        </table:table-row>
        <table:table-row>
          <table:table-cell office:value="11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q</text:p>
          </table:table-cell>
          <table:table-cell office:value-type="string">
            <text:p> </text:p>
          </table:table-cell>
        </table:table-row>
        <table:table-row>
          <table:table-cell office:value="11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r</text:p>
          </table:table-cell>
          <table:table-cell office:value-type="string">
            <text:p> </text:p>
          </table:table-cell>
        </table:table-row>
        <table:table-row>
          <table:table-cell office:value="11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 </text:p>
          </table:table-cell>
        </table:table-row>
        <table:table-row>
          <table:table-cell office:value="11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</text:p>
          </table:table-cell>
          <table:table-cell office:value-type="string">
            <text:p> </text:p>
          </table:table-cell>
        </table:table-row>
        <table:table-row>
          <table:table-cell office:value="11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u</text:p>
          </table:table-cell>
          <table:table-cell office:value-type="string">
            <text:p> </text:p>
          </table:table-cell>
        </table:table-row>
        <table:table-row>
          <table:table-cell office:value="118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</text:p>
          </table:table-cell>
          <table:table-cell office:value-type="string">
            <text:p> </text:p>
          </table:table-cell>
        </table:table-row>
        <table:table-row>
          <table:table-cell office:value="119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w</text:p>
          </table:table-cell>
          <table:table-cell office:value-type="string">
            <text:p> </text:p>
          </table:table-cell>
        </table:table-row>
        <table:table-row>
          <table:table-cell office:value="120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 </text:p>
          </table:table-cell>
        </table:table-row>
        <table:table-row>
          <table:table-cell office:value="121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y</text:p>
          </table:table-cell>
          <table:table-cell office:value-type="string">
            <text:p> </text:p>
          </table:table-cell>
        </table:table-row>
        <table:table-row>
          <table:table-cell office:value="122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z</text:p>
          </table:table-cell>
          <table:table-cell office:value-type="string">
            <text:p> </text:p>
          </table:table-cell>
        </table:table-row>
        <table:table-row>
          <table:table-cell office:value="123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{</text:p>
          </table:table-cell>
          <table:table-cell office:value-type="string">
            <text:p>abre chave</text:p>
          </table:table-cell>
        </table:table-row>
        <table:table-row>
          <table:table-cell office:value="124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|</text:p>
          </table:table-cell>
          <table:table-cell office:value-type="string">
            <text:p>barra vertical</text:p>
          </table:table-cell>
        </table:table-row>
        <table:table-row>
          <table:table-cell office:value="125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}</text:p>
          </table:table-cell>
          <table:table-cell office:value-type="string">
            <text:p>fecha chave</text:p>
          </table:table-cell>
        </table:table-row>
        <table:table-row>
          <table:table-cell office:value="126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~</text:p>
          </table:table-cell>
          <table:table-cell office:value-type="string">
            <text:p>til</text:p>
          </table:table-cell>
        </table:table-row>
        <table:table-row>
          <table:table-cell office:value="127" office:value-type="float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</text:p>
          </table:table-cell>
          <table:table-cell office:value-type="string">
            <text:p>delet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30T03:16:42.898498</meta:creation-date>
    <dc:date>2022-05-30T03:16:42.953890</dc:date>
    <meta:generator>http://pypi.python.org/pypi/ezodf/0.1.0$Python3.10.4 (main, Apr  2 2022, 09:04:19) [GCC 11.2.0]</meta:generator>
    <meta:document-statistic/>
    <meta:editing-cycles>1</meta:editing-cycles>
  </office:meta>
</office:document-meta>
</file>